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27cm" draw:marker-start-width="0.483cm" draw:marker-end-width="0.483cm" draw:fill="solid" draw:fill-color="#94bd5e" draw:textarea-horizontal-align="justify" draw:textarea-vertical-align="middle" draw:auto-grow-height="false" fo:padding-top="0.188cm" fo:padding-bottom="0.188cm" fo:padding-left="0.313cm" fo:padding-right="0.313cm"/>
    </style:style>
    <style:style style:name="gr3" style:family="graphic" style:parent-style-name="standard">
      <style:graphic-properties svg:stroke-width="0.127cm" draw:marker-start-width="0.483cm" draw:marker-end-width="0.483cm" draw:textarea-horizontal-align="justify" draw:textarea-vertical-align="middle" draw:auto-grow-height="false" fo:padding-top="0.188cm" fo:padding-bottom="0.188cm" fo:padding-left="0.313cm" fo:padding-right="0.313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svg:stroke-width="0.127cm" draw:marker-start-width="0.483cm" draw:marker-end-width="0.483cm" draw:textarea-horizontal-align="justify" draw:textarea-vertical-align="middle" draw:auto-grow-height="false" fo:padding-top="0.188cm" fo:padding-bottom="0.188cm" fo:padding-left="0.313cm" fo:padding-right="0.313cm"/>
    </style:style>
    <style:style style:name="gr6" style:family="graphic" style:parent-style-name="standard">
      <style:graphic-properties svg:stroke-width="0.127cm" draw:marker-start-width="0.483cm" draw:marker-end-width="0.483cm" draw:fill="solid" draw:fill-color="#666699" draw:textarea-horizontal-align="justify" draw:textarea-vertical-align="middle" draw:auto-grow-height="false" fo:padding-top="0.188cm" fo:padding-bottom="0.188cm" fo:padding-left="0.313cm" fo:padding-right="0.313cm"/>
    </style:style>
    <style:style style:name="gr7" style:family="graphic" style:parent-style-name="standard">
      <style:graphic-properties svg:stroke-width="0.127cm" draw:marker-start-width="0.483cm" draw:marker-end-width="0.483cm" draw:fill="solid" draw:fill-color="#666699" draw:textarea-horizontal-align="justify" draw:textarea-vertical-align="middle" draw:auto-grow-height="false" fo:padding-top="0.188cm" fo:padding-bottom="0.188cm" fo:padding-left="0.313cm" fo:padding-right="0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1cm"/>
    </style:style>
    <style:style style:name="gr9" style:family="graphic" style:parent-style-name="standard">
      <style:graphic-properties svg:stroke-width="0.127cm" draw:marker-start-width="0.483cm" draw:marker-end="Arrow" draw:marker-end-width="0.483cm" draw:textarea-horizontal-align="center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svg:stroke-width="0.076cm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5" draw:layer="layout" svg:width="1.27cm" svg:height="1.27cm" svg:x="5.081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7" draw:layer="layout" svg:width="1.27cm" svg:height="1.27cm" svg:x="8.891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1.27cm" svg:height="1.27cm" svg:x="6.351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27cm" svg:height="1.905cm" svg:x="3.811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27cm" svg:height="1.905cm" svg:x="5.081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905cm" svg:x="6.351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27cm" svg:height="1.905cm" svg:x="7.621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1.27cm" svg:height="1.905cm" svg:x="8.891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4.445cm" svg:height="2.54cm" svg:x="4.81cm" svg:y="0.365cm">
          <text:p text:style-name="P1"><text:span text:style-name="T1">Differential</text:span></text:p>
          <text:p text:style-name="P1"><text:span text:style-name="T1">Drive</text:span></text:p>
          <text:p text:style-name="P1"><text:span text:style-name="T1">Robo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6.35cm" svg:height="1.905cm" svg:x="3.811cm" svg:y="4.175cm">
          <text:p text:style-name="P1"><text:span text:style-name="T1">Pre-Process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21cm" svg:y1="6.08cm" svg:x2="7.621cm" svg:y2="4.175cm">
          <text:p/>
        </draw:line>
        <draw:line draw:style-name="gr4" draw:text-style-name="P1" draw:layer="layout" svg:x1="6.351cm" svg:y1="6.08cm" svg:x2="6.351cm" svg:y2="4.175cm">
          <text:p/>
        </draw:line>
        <draw:line draw:style-name="gr4" draw:text-style-name="P1" draw:layer="layout" svg:x1="5.081cm" svg:y1="6.08cm" svg:x2="5.081cm" svg:y2="4.175cm">
          <text:p/>
        </draw:line>
        <draw:line draw:style-name="gr4" draw:text-style-name="P1" draw:layer="layout" svg:x1="8.891cm" svg:y1="6.08cm" svg:x2="8.891cm" svg:y2="4.175cm">
          <text:p/>
        </draw:line>
        <draw:custom-shape draw:style-name="gr5" draw:text-style-name="P1" draw:id="id4" draw:layer="layout" svg:width="1.27cm" svg:height="1.905cm" svg:x="1.271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1.27cm" svg:height="1.905cm" svg:x="3.811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7" draw:layer="layout" svg:width="1.27cm" svg:height="1.905cm" svg:x="6.351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9" draw:layer="layout" svg:width="1.27cm" svg:height="1.905cm" svg:x="8.891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11" draw:layer="layout" svg:width="1.27cm" svg:height="1.905cm" svg:x="11.431cm" svg:y="8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14" draw:layer="layout" svg:width="1.27cm" svg:height="1.27cm" svg:x="10.161cm" svg:y="13.0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id="id18" draw:layer="layout" svg:width="5.08cm" svg:height="1.905cm" svg:x="5.081cm" svg:y="16.875cm">
          <text:p text:style-name="P1"><text:span text:style-name="T1">Weighted Vote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242cm" svg:height="1.038cm" svg:x="7.189cm" svg:y="3.013cm">
          <draw:text-box>
            <text:p><text:span text:style-name="T1">Raw Image</text:span></text:p>
          </draw:text-box>
        </draw:frame>
        <draw:connector draw:style-name="gr9" draw:text-style-name="P1" draw:layer="layout" svg:x1="7.032cm" svg:y1="2.905cm" svg:x2="6.986cm" svg:y2="4.175cm" draw:start-shape="id1" draw:start-glue-point="2" draw:end-shape="id2" draw:end-glue-point="0" svg:d="m7032 2905v635h-46v635">
          <text:p/>
        </draw:connector>
        <draw:connector draw:style-name="gr9" draw:text-style-name="P1" draw:layer="layout" draw:type="curve" draw:line-skew="-0.635cm" svg:x1="4.446cm" svg:y1="6.08cm" svg:x2="1.906cm" svg:y2="8.62cm" draw:start-shape="id3" draw:start-glue-point="2" draw:end-shape="id4" draw:end-glue-point="0" svg:d="m4446 6080c0 904-2540-365-2540 2540">
          <text:p/>
        </draw:connector>
        <draw:connector draw:style-name="gr9" draw:text-style-name="P1" draw:layer="layout" draw:type="curve" svg:x1="5.716cm" svg:y1="6.08cm" svg:x2="4.446cm" svg:y2="8.62cm" draw:start-shape="id5" draw:start-glue-point="2" draw:end-shape="id6" draw:end-glue-point="0" svg:d="m5716 6080c0 1857-1270 587-1270 2540">
          <text:p/>
        </draw:connector>
        <draw:connector draw:style-name="gr9" draw:text-style-name="P1" draw:layer="layout" svg:x1="6.986cm" svg:y1="6.08cm" svg:x2="6.986cm" svg:y2="8.62cm" draw:start-shape="id2" draw:start-glue-point="2" draw:end-shape="id7" draw:end-glue-point="0" svg:d="m6986 6080v2540">
          <text:p/>
        </draw:connector>
        <draw:connector draw:style-name="gr9" draw:text-style-name="P1" draw:layer="layout" draw:type="curve" svg:x1="8.256cm" svg:y1="6.08cm" svg:x2="9.526cm" svg:y2="8.62cm" draw:start-shape="id8" draw:start-glue-point="2" draw:end-shape="id9" draw:end-glue-point="0" svg:d="m8256 6080c0 1857 1270 587 1270 2540">
          <text:p/>
        </draw:connector>
        <draw:connector draw:style-name="gr9" draw:text-style-name="P1" draw:layer="layout" draw:type="curve" draw:line-skew="-0.634cm" svg:x1="9.526cm" svg:y1="6.08cm" svg:x2="12.066cm" svg:y2="8.62cm" draw:start-shape="id10" draw:start-glue-point="2" draw:end-shape="id11" draw:end-glue-point="0" svg:d="m9526 6080c0 906 2540-364 2540 2540">
          <text:p/>
        </draw:connector>
        <draw:custom-shape draw:style-name="gr6" draw:text-style-name="P1" draw:id="id13" draw:layer="layout" svg:width="1.27cm" svg:height="1.27cm" svg:x="5.081cm" svg:y="13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12" draw:layer="layout" svg:width="1.27cm" svg:height="1.27cm" svg:x="2.541cm" svg:y="13.065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.906cm" svg:y1="10.525cm" svg:x2="3.176cm" svg:y2="13.065cm" draw:start-shape="id4" draw:start-glue-point="2" draw:end-shape="id12" draw:end-glue-point="0" svg:d="m1906 10525 1270 2540">
          <text:p/>
        </draw:connector>
        <draw:connector draw:style-name="gr10" draw:text-style-name="P1" draw:layer="layout" draw:type="line" svg:x1="1.906cm" svg:y1="10.525cm" svg:x2="5.716cm" svg:y2="13.065cm" draw:end-shape="id13" draw:end-glue-point="0" svg:d="m1906 10525 3810 2540">
          <text:p/>
        </draw:connector>
        <draw:connector draw:style-name="gr10" draw:text-style-name="P1" draw:layer="layout" draw:type="line" svg:x1="1.906cm" svg:y1="10.525cm" svg:x2="10.796cm" svg:y2="13.065cm" draw:end-shape="id14" draw:end-glue-point="0" svg:d="m1906 10525 8890 2540">
          <text:p/>
        </draw:connector>
        <draw:connector draw:style-name="gr10" draw:text-style-name="P1" draw:layer="layout" draw:type="line" svg:x1="4.446cm" svg:y1="10.525cm" svg:x2="3.176cm" svg:y2="13.065cm" draw:start-shape="id6" draw:start-glue-point="2" svg:d="m4446 10525-1270 2540">
          <text:p/>
        </draw:connector>
        <draw:connector draw:style-name="gr10" draw:text-style-name="P1" draw:layer="layout" draw:type="line" svg:x1="6.986cm" svg:y1="10.525cm" svg:x2="3.176cm" svg:y2="13.065cm" draw:start-shape="id7" draw:start-glue-point="2" svg:d="m6986 10525-3810 2540">
          <text:p/>
        </draw:connector>
        <draw:connector draw:style-name="gr10" draw:text-style-name="P1" draw:layer="layout" draw:type="line" svg:x1="9.526cm" svg:y1="10.525cm" svg:x2="3.176cm" svg:y2="13.065cm" draw:start-shape="id9" draw:start-glue-point="2" svg:d="m9526 10525-6350 2540">
          <text:p/>
        </draw:connector>
        <draw:connector draw:style-name="gr10" draw:text-style-name="P1" draw:layer="layout" draw:type="line" svg:x1="12.066cm" svg:y1="10.525cm" svg:x2="3.176cm" svg:y2="13.065cm" draw:start-shape="id11" draw:start-glue-point="2" svg:d="m12066 10525-8890 2540">
          <text:p/>
        </draw:connector>
        <draw:connector draw:style-name="gr10" draw:text-style-name="P1" draw:layer="layout" draw:type="line" svg:x1="4.446cm" svg:y1="10.525cm" svg:x2="5.716cm" svg:y2="13.065cm" draw:start-shape="id6" draw:start-glue-point="2" draw:end-shape="id13" draw:end-glue-point="0" svg:d="m4446 10525 1270 2540">
          <text:p/>
        </draw:connector>
        <draw:connector draw:style-name="gr10" draw:text-style-name="P1" draw:layer="layout" draw:type="line" svg:x1="6.986cm" svg:y1="10.525cm" svg:x2="5.716cm" svg:y2="13.065cm" draw:start-shape="id7" draw:start-glue-point="2" draw:end-shape="id13" draw:end-glue-point="0" svg:d="m6986 10525-1270 2540">
          <text:p/>
        </draw:connector>
        <draw:connector draw:style-name="gr10" draw:text-style-name="P1" draw:layer="layout" draw:type="line" svg:x1="9.526cm" svg:y1="10.525cm" svg:x2="5.716cm" svg:y2="13.065cm" draw:start-shape="id9" draw:end-shape="id13" draw:end-glue-point="0" svg:d="m9526 10525-3810 2540">
          <text:p/>
        </draw:connector>
        <draw:connector draw:style-name="gr10" draw:text-style-name="P1" draw:layer="layout" draw:type="line" svg:x1="12.066cm" svg:y1="10.525cm" svg:x2="5.716cm" svg:y2="13.065cm" draw:start-shape="id11" draw:start-glue-point="2" draw:end-shape="id13" draw:end-glue-point="0" svg:d="m12066 10525-6350 2540">
          <text:p/>
        </draw:connector>
        <draw:connector draw:style-name="gr10" draw:text-style-name="P1" draw:layer="layout" draw:type="line" svg:x1="4.446cm" svg:y1="10.525cm" svg:x2="10.796cm" svg:y2="13.065cm" draw:start-shape="id6" svg:d="m4446 10525 6350 2540">
          <text:p/>
        </draw:connector>
        <draw:connector draw:style-name="gr10" draw:text-style-name="P1" draw:layer="layout" draw:type="line" svg:x1="6.986cm" svg:y1="10.525cm" svg:x2="10.796cm" svg:y2="13.065cm" draw:start-shape="id7" svg:d="m6986 10525 3810 2540">
          <text:p/>
        </draw:connector>
        <draw:connector draw:style-name="gr10" draw:text-style-name="P1" draw:layer="layout" draw:type="line" svg:x1="9.526cm" svg:y1="10.525cm" svg:x2="10.796cm" svg:y2="13.065cm" draw:start-shape="id9" svg:d="m9526 10525 1270 2540">
          <text:p/>
        </draw:connector>
        <draw:connector draw:style-name="gr10" draw:text-style-name="P1" draw:layer="layout" draw:type="line" svg:x1="12.066cm" svg:y1="10.525cm" svg:x2="10.796cm" svg:y2="13.065cm" draw:start-shape="id11" draw:start-glue-point="2" svg:d="m12066 10525-1270 2540">
          <text:p/>
        </draw:connector>
        <draw:connector draw:style-name="gr9" draw:text-style-name="P1" draw:layer="layout" draw:type="curve" svg:x1="3.176cm" svg:y1="14.335cm" svg:x2="5.716cm" svg:y2="16.875cm" draw:start-shape="id12" draw:start-glue-point="2" draw:end-shape="id15" draw:end-glue-point="0" svg:d="m3176 14335c0 1953 2540 683 2540 2540">
          <text:p/>
        </draw:connector>
        <draw:connector draw:style-name="gr9" draw:text-style-name="P1" draw:layer="layout" draw:type="curve" svg:x1="5.716cm" svg:y1="14.335cm" svg:x2="6.986cm" svg:y2="16.875cm" draw:start-shape="id13" draw:start-glue-point="2" draw:end-shape="id16" draw:end-glue-point="0" svg:d="m5716 14335c0 1953 1270 683 1270 2540">
          <text:p/>
        </draw:connector>
        <draw:connector draw:style-name="gr9" draw:text-style-name="P1" draw:layer="layout" draw:type="curve" svg:x1="10.796cm" svg:y1="14.335cm" svg:x2="9.526cm" svg:y2="16.875cm" draw:start-shape="id14" draw:start-glue-point="2" draw:end-shape="id17" draw:end-glue-point="0" svg:d="m10796 14335c0 1953-1270 683-1270 2540">
          <text:p/>
        </draw:connector>
        <draw:connector draw:style-name="gr9" draw:text-style-name="P1" draw:layer="layout" draw:type="curve" draw:line-skew="2.588cm" svg:x1="10.161cm" svg:y1="17.827cm" svg:x2="9.255cm" svg:y2="1.635cm" draw:start-shape="id18" draw:end-shape="id1" draw:end-glue-point="1" svg:d="m10161 17827c4728 0 5181-16192-906-16192">
          <text:p/>
        </draw:connector>
        <draw:frame draw:style-name="gr11" draw:text-style-name="P3" draw:layer="layout" svg:width="3.139cm" svg:height="1.825cm" svg:x="10.88cm" svg:y="0.145cm">
          <draw:text-box>
            <text:p><text:span text:style-name="T1">Robot</text:span></text:p>
            <text:p><text:span text:style-name="T1">Heading</text:span></text:p>
          </draw:text-box>
        </draw:frame>
        <draw:frame draw:style-name="gr11" draw:text-style-name="P3" draw:layer="layout" svg:width="3.296cm" svg:height="1.825cm" svg:x="-0.2cm" svg:y="4.89cm">
          <draw:text-box>
            <text:p><text:span text:style-name="T1">Narrow</text:span></text:p>
            <text:p><text:span text:style-name="T1">Columns</text:span></text:p>
          </draw:text-box>
        </draw:frame>
        <draw:frame draw:style-name="gr11" draw:text-style-name="P3" draw:layer="layout" svg:width="3.457cm" svg:height="1.825cm" svg:x="-0.168cm" svg:y="13.5cm">
          <draw:text-box>
            <text:p><text:span text:style-name="T1">Neural</text:span></text:p>
            <text:p><text:span text:style-name="T1">Networks</text:span></text:p>
          </draw:text-box>
        </draw:frame>
        <draw:frame draw:style-name="gr11" draw:text-style-name="P4" draw:layer="layout" svg:width="2.962cm" svg:height="1.673cm" svg:x="6.715cm" svg:y="12.43cm">
          <draw:text-box>
            <text:p><text:span text:style-name="T2">. <text:s/>. <text:s/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7T14:54:17</meta:creation-date>
    <dc:date>2010-11-11T17:20:52</dc:date>
    <meta:editing-duration>PT00H36M43S</meta:editing-duration>
    <meta:editing-cycles>10</meta:editing-cycles>
    <meta:generator>OpenOffice.org/3.2$Linux OpenOffice.org_project/320m12$Build-9483</meta:generator>
    <meta:document-statistic meta:object-count="53"/>
  </office:meta>
</office:document-meta>
</file>